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Nooky 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DA – Masterpiece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o am I</text:p>
              </text:list-item>
              <text:list-item>
                <text:p>What is Nooky project</text:p>
              </text:list-item>
              <text:list-item>
                <text:p>Wireframe</text:p>
              </text:list-item>
              <text:list-item>
                <text:p>Entities</text:p>
              </text:list-item>
              <text:list-item>
                <text:p>Entities relationships</text:p>
              </text:list-item>
              <text:list-item>
                <text:p>Data Model</text:p>
              </text:list-item>
              <text:list-item>
                <text:p>UML &lt;-- //</text:p>
              </text:list-item>
              <text:list-item>
                <text:p>S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o am I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ho am 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umanities background</text:p>
              </text:list-item>
              <text:list-item>
                <text:p>Web dev diploma - august 2023</text:p>
              </text:list-item>
              <text:list-item>
                <text:p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at is Nooky Project 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ooky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irefram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efr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nti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6 entities :</text:p>
                <text:list>
                  <text:list-item>
                    <text:p>User</text:p>
                  </text:list-item>
                  <text:list-item>
                    <text:p>Product</text:p>
                  </text:list-item>
                  <text:list-item>
                    <text:p>Community</text:p>
                  </text:list-item>
                  <text:list-item>
                    <text:p>Membership</text:p>
                  </text:list-item>
                  <text:list-item>
                    <text:p>Category</text:p>
                  </text:list-item>
                  <text:list-item>
                    <text:p>Category_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 relationship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ntities relationshi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-Product (1:N)</text:p>
              </text:list-item>
              <text:list-item>
                <text:p>User-Community (1:N)</text:p>
              </text:list-item>
              <text:list-item>
                <text:p>User-Membership (1:N)</text:p>
              </text:list-item>
              <text:list-item>
                <text:p>Community-Membership (1:N)</text:p>
              </text:list-item>
              <text:list-item>
                <text:p>Product-Category (N:M)</text:p>
              </text:list-item>
              <text:list-item>
                <text:p>Category-Category_Products (1: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Data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ata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hackmd.io/-kQmEeB5RIy5lJAObPeIE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Business ru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usiness ru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ample: add a product</text:p>
              </text:list-item>
              <text:list-item>
                <text:p text:style-name="P3">https://hackmd.io/-kQmEeB5RIy5lJAObPeIE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Stack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nt: ReactJS</text:p>
              </text:list-item>
              <text:list-item>
                <text:p>Back: Java</text:p>
              </text:list-item>
              <text:list-item>
                <text:p>BDD: SQ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 conclu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rst draft</text:p>
              </text:list-item>
              <text:list-item>
                <text:p>Messaging service</text:p>
              </text:list-item>
              <text:list-item>
                <text:p>E-commer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2:01:36.458000000</meta:creation-date>
    <dc:date>2024-02-04T14:49:29.875000000</dc:date>
    <meta:editing-duration>PT3H43M5S</meta:editing-duration>
    <meta:editing-cycles>12</meta:editing-cycles>
    <meta:generator>LibreOffice/7.6.2.1$Windows_X86_64 LibreOffice_project/56f7684011345957bbf33a7ee678afaf4d2ba333</meta:generator>
    <meta:document-statistic meta:object-count="97"/>
  </office:meta>
</office:document-meta>
</file>